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 office:value="01.01.2018">
            <text:p>с 01.01.2018 по 24.10.2018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13" office:value-type="string" calcext:value-type="string" office:value="21.03.2018">
            <text:p>21.03.2018</text:p>
          </table:table-cell>
          <table:table-cell table:style-name="ce22" office:value-type="string" calcext:value-type="string" office:value="6636.25">
            <text:p>6636.25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взнос">
            <text:p>взнос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10.04.2018">
            <text:p>10.04.2018</text:p>
          </table:table-cell>
          <table:table-cell table:style-name="ce22" office:value-type="string" calcext:value-type="string" office:value="1440.00">
            <text:p>1440.00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налог">
            <text:p>налог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11.06.2018">
            <text:p>11.06.2018</text:p>
          </table:table-cell>
          <table:table-cell table:style-name="ce22" office:value-type="string" calcext:value-type="string" office:value="6636.25">
            <text:p>6636.25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взнос">
            <text:p>взнос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11.06.2018">
            <text:p>11.06.2018</text:p>
          </table:table-cell>
          <table:table-cell table:style-name="ce22" office:value-type="string" calcext:value-type="string" office:value="2880.00">
            <text:p>2880.00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налог">
            <text:p>налог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10.09.2018">
            <text:p>10.09.2018</text:p>
          </table:table-cell>
          <table:table-cell table:style-name="ce22" office:value-type="string" calcext:value-type="string" office:value="6636.25">
            <text:p>6636.25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взнос">
            <text:p>взнос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4.10.2018">
            <text:p>24.10.2018</text:p>
          </table:table-cell>
          <table:table-cell table:style-name="ce22" office:value-type="string" calcext:value-type="string" office:value="1440.00">
            <text:p>1440.00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налог">
            <text:p>налог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4.10.2018">
            <text:p>24.10.2018</text:p>
          </table:table-cell>
          <table:table-cell table:style-name="ce22" office:value-type="string" calcext:value-type="string" office:value="6636.25">
            <text:p>6636.25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взнос">
            <text:p>взнос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4.10.2018">
            <text:p>24.10.2018</text:p>
          </table:table-cell>
          <table:table-cell table:style-name="ce22" office:value-type="string" calcext:value-type="string" office:value="1440.00">
            <text:p>1440.00</text:p>
          </table:table-cell>
          <table:table-cell table:style-name="ce6" office:value-type="string" calcext:value-type="string" office:value="Налоговая Инспекция">
            <text:p>Налоговая Инспекция</text:p>
          </table:table-cell>
          <table:table-cell table:style-name="ce8" office:value-type="string" calcext:value-type="string" office:value="налог">
            <text:p>налог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1"/>
          <table:table-cell table:style-name="ce23" office:value-type="string" calcext:value-type="string" office:value="33745.00">
            <text:p>33745.00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26:06.0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26:11.818000000</dc:date>
    <meta:editing-duration>PT1H23M8S</meta:editing-duration>
    <meta:editing-cycles>33</meta:editing-cycles>
    <meta:document-statistic meta:table-count="1" meta:cell-count="13" meta:object-count="0"/>
  </office:meta>
</office:document-meta>
</file>